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ntPropertyMaker.setPaddingCorresponding( int [ ] paddingCorrespo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opertyMaker.getCorresponding( int [ ] corresponding , PropertyList propert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ntPropertyMaker.IndentPropertyMaker( PropertyMaker base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opertyMaker.computeAlternativeRuleset( PropertyList propertyLi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IndentPropertyMaker.compute( PropertyList propert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ntPropertyMaker.setBorderWidthCorresponding( int [ ] borderWidthCorrespo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opertyMaker.computeConforming( PropertyList property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dentPropertyMaker.isInherite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